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2">
      <style:paragraph-properties fo:margin-top="0in" fo:margin-bottom="0in"/>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5">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anuary 11, 2023 (12:00: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NormalTok">TryParse</text:span> statements,</text:p>
        </text:list-item>
        <text:list-item>
          <text:p text:style-name="P1">To help you understand the value returned by <text:span text:style-name="NormalTok">TryParse</text:span>,</text:p>
        </text:list-item>
        <text:list-item>
          <text:p text:style-name="P1">To help you understand the difference between <text:span text:style-name="DataTypeTok">int</text:span><text:span text:style-name="OperatorTok">.</text:span><text:span text:style-name="FunctionTok">TryParse</text:span> and <text:span text:style-name="DataTypeTok">double</text:span><text:span text:style-name="OperatorTok">.</text:span><text:span text:style-name="FunctionTok">TryParse</text:span>,</text:p>
        </text:list-item>
        <text:list-item>
          <text:p text:style-name="P1">To make you familiar with the tools to validate user input,</text:p>
        </text:list-item>
        <text:list-item>
          <text:p text:style-name="P1">To have you validate different kinds of inputs from the user,</text:p>
        </text:list-item>
        <text:list-item>
          <text:p text:style-name="P1">(Optional) To manipulate user-input validation with classes.</text:p>
        </text:list-item>
      </text:list>
      <text:h text:style-name="Heading_20_1" text:outline-level="1"><text:bookmark-start text:name="discovering-tryparses-behaviour"/>Discovering TryParse’s Behaviour<text:bookmark-end text:name="discovering-tryparses-behaviour"/></text:h>
      <text:p text:style-name="First_20_paragraph">In your IDE, copy-and-paste the following:</text:p>
      <text:p text:style-name="P2">Console.WriteLine("Enter… something!");</text:p>
      <text:p text:style-name="P3">int answer;</text:p>
      <text:p text:style-name="P4">bool valid = int.TryParse(Console.ReadLine(), out answer);</text:p>
      <text:p text:style-name="P5">Console.WriteLine($"returns: {valid}\nvalue:{answer}");</text:p>
      <text:p text:style-name="First_20_paragraph">For each input in the table below:</text:p>
      <text:list text:style-name="L2">
        <text:list-item>
          <text:p text:style-name="P6">in returns column, write whether the TryParse operation succeeded (<text:span text:style-name="KeywordTok">true</text:span> or <text:span text:style-name="KeywordTok">false</text:span>).</text:p>
        </text:list-item>
        <text:list-item>
          <text:p text:style-name="P6">in value column, write the obtained numeric value after <text:span text:style-name="NormalTok">TryParse</text:span> operation.</text:p>
        </text:list-item>
      </text:list>
      <text:p text:style-name="First_20_paragraph">The first few lines are given as examples, your task is to complete the rest of the table. You will need to update the program by replacing all the occurences of <text:span text:style-name="DataTypeTok">int</text:span> with <text:span text:style-name="DataTypeTok">double</text:span> to test if your answers were correct in the second half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7">int.TryParse</text:p>
            </table:table-cell>
            <table:table-cell table:style-name="TableHeaderRowCell" office:value-type="string">
      </table:table-cell>
            <table:table-cell table:style-name="TableHeaderRowCell" office:value-type="string">
              <text:p text:style-name="P9">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11">returns</text:p>
          </table:table-cell>
          <table:table-cell table:style-name="TableRowCell" office:value-type="string">
            <text:p text:style-name="P12">value</text:p>
          </table:table-cell>
          <table:table-cell table:style-name="TableRowCell" office:value-type="string">
            <text:p text:style-name="P13">returns</text:p>
          </table:table-cell>
          <table:table-cell table:style-name="TableRowCell" office:value-type="string">
            <text:p text:style-name="P14">value</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11"><text:span text:style-name="KeywordTok">true</text:span></text:p>
          </table:table-cell>
          <table:table-cell table:style-name="TableRowCell" office:value-type="string">
            <text:p text:style-name="P12"><text:span text:style-name="DecValTok">160519</text:span></text:p>
          </table:table-cell>
          <table:table-cell table:style-name="TableRowCell" office:value-type="string">
            <text:p text:style-name="P13"><text:span text:style-name="KeywordTok">true</text:span></text:p>
          </table:table-cell>
          <table:table-cell table:style-name="TableRowCell" office:value-type="string">
            <text:p text:style-name="P14"><text:span text:style-name="DecValTok">160519</text:span></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11"><text:span text:style-name="KeywordTok">false</text:span></text:p>
          </table:table-cell>
          <table:table-cell table:style-name="TableRowCell" office:value-type="string">
            <text:p text:style-name="P12"><text:span text:style-name="DecValTok">0</text:span></text:p>
          </table:table-cell>
          <table:table-cell table:style-name="TableRowCell" office:value-type="string">
            <text:p text:style-name="P13"><text:span text:style-name="KeywordTok">true</text:span></text:p>
          </table:table-cell>
          <table:table-cell table:style-name="TableRowCell" office:value-type="string">
            <text:p text:style-name="P14"><text:span text:style-name="FloatTok">9432.0</text:span></text:p>
          </table:table-cell>
        </table:table-row>
        <table:table-row>
          <table:table-cell table:style-name="TableRowCell" office:value-type="string">
            <text:p text:style-name="Table_20_Contents"><text:span text:style-name="StringTok">"nope"</text:span></text:p>
          </table:table-cell>
          <table:table-cell table:style-name="TableRowCell" office:value-type="string">
            <text:p text:style-name="P11"><text:span text:style-name="KeywordTok">false</text:span></text:p>
          </table:table-cell>
          <table:table-cell table:style-name="TableRowCell" office:value-type="string">
            <text:p text:style-name="P12"><text:span text:style-name="DecValTok">0</text:span></text:p>
          </table:table-cell>
          <table:table-cell table:style-name="TableRowCell" office:value-type="string">
            <text:p text:style-name="P13"><text:span text:style-name="KeywordTok">false</text:span></text:p>
          </table:table-cell>
          <table:table-cell table:style-name="TableRowCell" office:value-type="string">
            <text:p text:style-name="P14"><text:span text:style-name="DecValTok">0</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3">
        <text:list-item>
          <text:p text:style-name="P15">ask the user for input,</text:p>
        </text:list-item>
        <text:list-item>
          <text:p text:style-name="P15">check that the input is valid according to the specific problem,</text:p>
        </text:list-item>
        <text:list-item>
          <text:p text:style-name="P15">perform the subsequent action.</text:p>
        </text:list-item>
      </text:list>
      <text:p text:style-name="First_20_paragraph">If the provided input is not valid, request new input from the user until the user provides valid input. The beginning of the first and second problems are given to get you started.</text:p>
      <text:list text:style-name="L4">
        <text:list-item>
          <text:p text:style-name="P16">Write a loop that displays: <text:span text:style-name="NormalTok">Enter yes to quit</text:span><text:span text:style-name="OperatorTok">:</text:span> then checks the user’s input. Consider any of these variations to mean yes: “yes”, “YES”, “y”, “Y”. Once the user enters yes, exit the loop.</text:p>
          <text:p text:style-name="P16">Solution (sketch)</text:p>
          <text:p text:style-name="P17">Console.WriteLine("Enter yes to quit.");</text:p>
          <text:p text:style-name="P18">string answer;</text:p>
          <text:p text:style-name="P19">answer = Console.ReadLine();</text:p>
          <text:p text:style-name="P20">while (answer != "yes"){</text:p>
          <text:p text:style-name="P21"><text:s text:c="4"/>Console.WriteLine("Enter yes to quit.");</text:p>
          <text:p text:style-name="P22"><text:s text:c="4"/>answer = Console.ReadLine();</text:p>
          <text:p text:style-name="P23">}</text:p>
          <text:p text:style-name="P24">Console.WriteLine("You exit the program.");</text:p>
          <text:p text:style-name="P25">// Note that this program is not a complete solution: "YES", "y" or "Y"</text:p>
          <text:p text:style-name="P26">// do not make the program quit.</text:p>
        </text:list-item>
        <text:list-item>
          <text:p text:style-name="P16">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5">
            <text:list-item>
              <text:p text:style-name="P27">if the user enters 5, compute: 1 + 2 + 3 + 4 + 5, then display 15 on the screen</text:p>
            </text:list-item>
            <text:list-item>
              <text:p text:style-name="P27">if the user enters 8, compute: 1 + 2 + 3 + 4 + 5 + 6 + 7 + 8, then display 36 on the screen</text:p>
            </text:list-item>
          </text:list>
          <text:p text:style-name="P16">Solution (sketch)</text:p>
          <text:p text:style-name="P28">Console.WriteLine("Enter a number between 2 and 100.");</text:p>
          <text:p text:style-name="P29">int answer;</text:p>
          <text:p text:style-name="P30">answer = int.Parse(Console.ReadLine());</text:p>
          <text:p text:style-name="P31">while (answer &lt; 2){</text:p>
          <text:p text:style-name="P32"><text:s text:c="4"/>Console.WriteLine("That number is too small!");</text:p>
          <text:p text:style-name="P33"><text:s text:c="4"/>Console.WriteLine("Enter a number between 2 and 100.");</text:p>
          <text:p text:style-name="P34"><text:s text:c="4"/>answer = int.Parse(Console.ReadLine());</text:p>
          <text:p text:style-name="P35">}</text:p>
          <text:p text:style-name="P36">Console.WriteLine("You exit the program.");</text:p>
          <text:p text:style-name="P37">// Note that this program is not a complete solution.</text:p>
          <text:p text:style-name="P38">// Values greater than 100 are not rejected,</text:p>
          <text:p text:style-name="P39">// And the final calculation is not done.</text:p>
        </text:list-item>
        <text:list-item>
          <text:p text:style-name="P16">Do this next problem using the <text:span text:style-name="DataTypeTok">decimal</text:span> type. Ask the user to enter any numbers (can be positive, negative, or zero). Ignore all non-numeric inputs, using <text:span text:style-name="NormalTok">TryParse</text:span>. Choose an appropriate sentinel value to enable the user to indicate when they are done. Compute and display the average of all the numbers the user entered. If the user entered no numbers, display “You did not enter any numbers”.</text:p>
          <text:p text:style-name="P16">Here is an example of the desired execution, where the user input is underlined, and hitting “enter” is represented by ↵:</text:p>
          <text:p text:style-name="P40">Please enter a number, or "Done" to exit:</text:p>
          <text:p text:style-name="P41">8̲↵</text:p>
          <text:p text:style-name="P42">Please enter a number, or "Done" to exit:</text:p>
          <text:p text:style-name="P43">2̲↵</text:p>
          <text:p text:style-name="P44">Please enter a number, or "Done" to exit:</text:p>
          <text:p text:style-name="P45">H̲o̲l̲d̲ ̲o̲n̲↵</text:p>
          <text:p text:style-name="P46">Please enter a number, or "Done" to exit:</text:p>
          <text:p text:style-name="P47">-̲5̲↵</text:p>
          <text:p text:style-name="P48">Please enter a number, or "Done" to exit:</text:p>
          <text:p text:style-name="P49">D̲o̲n̲e̲</text:p>
          <text:p text:style-name="P50"/>
          <text:p text:style-name="P51">The average of the numbers you entered is 1.66666666667.</text:p>
        </text:list-item>
      </text:list>
      <text:h text:style-name="Heading_20_1" text:outline-level="1"><text:bookmark-start text:name="pushing-further-optional"/>Pushing Further (Optional)<text:bookmark-end text:name="pushing-further-optional"/></text:h>
      <text:p text:style-name="First_20_paragraph">This part is focused on input validation with classes. It requires to read a lengthy (but not very complicated) class implementation, and to improve it. It is <text:span text:style-name="T1">difficult</text:span>, and tailored to offer an interesting challenge. However, you should be able to complete such exercises by the end of the semester without too much difficulties.</text:p>
      <text:p text:style-name="Text_20_body">Start by downloading the <text:a xlink:type="simple" xlink:href="labs/ValidatingInput/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6">
        <text:list-item>
          <text:p text:style-name="P52">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52">Users entering a credit score not between 300 and 850, or that is not an integer, will be asked again, and asked as long as they do not give a valid answer.</text:p>
        </text:list-item>
        <text:list-item>
          <text:p text:style-name="P52">Users entering an amount needed or a down payment that is not a decimal, or is a negative decimal, will be asked again, and asked as long as they do not give a valid answer.</text:p>
        </text:list-item>
        <text:list-item>
          <text:p text:style-name="P52">(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52">(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labs/ValidatingInput/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09Z</meta:creation-date>
    <dc:date>2023-01-11T17:01:09Z</dc:date>
    <meta:user-defined meta:name="date" meta:value-type="string">January  11, 2023 (12:00: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